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39db9"/>
    </style:style>
    <style:style style:name="P4" style:family="paragraph" style:parent-style-name="Standard">
      <style:paragraph-properties fo:text-align="start" style:justify-single-word="false"/>
      <style:text-properties fo:font-weight="bold" officeooo:rsid="00039db9" officeooo:paragraph-rsid="00039db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039db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39db9" officeooo:paragraph-rsid="00039db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4500c" officeooo:paragraph-rsid="0004500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4c129" officeooo:paragraph-rsid="0004c12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4500c" officeooo:paragraph-rsid="0004500c" style:font-size-asian="14pt" style:font-size-complex="14pt"/>
    </style:style>
    <style:style style:name="P1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paragraph-rsid="0004500c" fo:background-color="#1f1f1f"/>
    </style:style>
    <style:style style:name="P14" style:family="paragraph" style:parent-style-name="Standard">
      <style:paragraph-properties style:line-height-at-least="0.198in"/>
    </style:style>
    <style:style style:name="P15" style:family="paragraph" style:parent-style-name="Standard">
      <style:paragraph-properties fo:text-align="center" style:justify-single-word="false"/>
      <style:text-properties officeooo:rsid="0004c129" officeooo:paragraph-rsid="0004c129"/>
    </style:style>
    <style:style style:name="P1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7" style:family="paragraph" style:parent-style-name="Text_20_body" style:list-style-name="L1"/>
    <style:style style:name="P18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19" style:family="paragraph" style:parent-style-name="Text_20_body" style:list-style-name="L2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39db9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39db9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39db9" style:font-weight-asian="bold" style:font-weight-complex="bold"/>
    </style:style>
    <style:style style:name="T7" style:family="text">
      <style:text-properties officeooo:rsid="0004500c"/>
    </style:style>
    <style:style style:name="T8" style:family="text">
      <style:text-properties fo:color="#569cd6" loext:opacity="100%"/>
    </style:style>
    <style:style style:name="T9" style:family="text">
      <style:text-properties fo:color="#ce9178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 text:c="6"/><text:span text:style-name="T5"><text:s/></text:span><text:span text:style-name="T6">Project report : LLM Engine </text:span></text:p>
      <text:p text:style-name="P15"><text:span text:style-name="T4"><text:s text:c="3"/>s</text:span><text:span text:style-name="T3">tudent name: jumana rayes</text:span></text:p>
      <text:p text:style-name="P15"><text:span text:style-name="T3">student id: 202320016 </text:span></text:p>
      <text:p text:style-name="P1"/>
      <text:p text:style-name="P1"/>
      <text:p text:style-name="P6">project objective:</text:p>
      <text:p text:style-name="P6"/>
      <text:p text:style-name="P2"><text:span text:style-name="T1">The goal of this project was to create a fully functional environment for running large language models (LLMs) using </text:span><text:span text:style-name="Strong_20_Emphasis"><text:span text:style-name="T1">Ollama</text:span></text:span><text:span text:style-name="T1">, inside Docker containers managed by </text:span><text:span text:style-name="Strong_20_Emphasis"><text:span text:style-name="T1">Docker Compose</text:span></text:span><text:span text:style-name="T1">.</text:span></text:p>
      <text:p text:style-name="P2"><text:span text:style-name="T1"/></text:p>
      <text:p text:style-name="P2"><text:span text:style-name="T1">1. Installing Docker and Docker Compose</text:span></text:p>
      <text:p text:style-name="P3"><text:span text:style-name="T1"><text:s text:c="4"/>Before creating the environment, Docker and its associated tools were installed on <text:s/>Ubuntu: <text:s/></text:span></text:p>
      <text:p text:style-name="P3"><text:span text:style-name="T1"/></text:p>
      <text:p text:style-name="P5"><text:span text:style-name="T2"># To update packages:</text:span></text:p>
      <text:p text:style-name="P3"><text:span text:style-name="T1">sudo apt update</text:span></text:p>
      <text:p text:style-name="P3"><text:span text:style-name="T2"/></text:p>
      <text:p text:style-name="P5"><text:span text:style-name="T2"># Install required packages:</text:span></text:p>
      <text:p text:style-name="P3"><text:span text:style-name="T2">sudo apt install ca-certificates curl gnupg -y <text:s/></text:span></text:p>
      <text:p text:style-name="P3"><text:span text:style-name="T2"/></text:p>
      <text:p text:style-name="P5"><text:span text:style-name="T2"># Add Docker GPG key:</text:span></text:p>
      <text:p text:style-name="P3"><text:span text:style-name="T2">sudo install -m 0755 -d /etc/apt/keyrings</text:span></text:p>
      <text:p text:style-name="P3"><text:span text:style-name="T2">curl -fsSL https://download.docker.com/linux/ubuntu/gpg | sudo gpg --dearmor -o /etc/apt/keyrings/docker.gpg</text:span></text:p>
      <text:p text:style-name="P3"><text:span text:style-name="T2">sudo chmod a+r /etc/apt/keyrings/docker.gpg <text:s text:c="4"/></text:span></text:p>
      <text:p text:style-name="P2"><text:span text:style-name="T1"/></text:p>
      <text:p text:style-name="P4"><text:span text:style-name="T1"># Add Docker repository</text:span></text:p>
      <text:p text:style-name="P2"><text:span text:style-name="T1">echo "deb [arch=$(dpkg --print-architecture) signed-by=/etc/apt/keyrings/docker.gpg] https://download.docker.com/linux/ubuntu $(lsb_release -cs) stable" | sudo tee /etc/apt/sources.list.d/docker.list &gt; /dev/null</text:span></text:p>
      <text:p text:style-name="P2"/>
      <text:p text:style-name="P7"># Install Docker engine and plugins</text:p>
      <text:p text:style-name="P10">sudo apt update</text:p>
      <text:p text:style-name="P10"/>
      <text:p text:style-name="P10">sudo apt install docker-ce docker-ce-cli containerd.io docker-buildx-plugin docker-compose-plugin -y</text:p>
      <text:p text:style-name="P10"/>
      <text:p text:style-name="P18"><text:span text:style-name="Strong_20_Emphasis">Explanation:</text:span></text:p>
      <text:list xml:id="list716638420" text:style-name="L1">
        <text:list-item>
          <text:p text:style-name="P17"><text:span text:style-name="Source_20_Text">docker-ce</text:span> → Docker Engine (core software).</text:p>
        </text:list-item>
        <text:list-item>
          <text:p text:style-name="P17"><text:span text:style-name="Source_20_Text">docker-ce-cli</text:span> → Command line interface for Docker.</text:p>
        </text:list-item>
        <text:list-item>
          <text:p text:style-name="P17"><text:span text:style-name="Source_20_Text">containerd.io</text:span> → Container runtime.</text:p>
        </text:list-item>
        <text:list-item>
          <text:p text:style-name="P17"><text:span text:style-name="Source_20_Text">docker-buildx-plugin</text:span> → Advanced build capabilities.</text:p>
        </text:list-item>
        <text:list-item>
          <text:p text:style-name="P17"><text:soft-page-break/><text:span text:style-name="Source_20_Text">docker-compose-plugin</text:span> → Enables <text:span text:style-name="Source_20_Text">docker compose</text:span> commands.</text:p>
        </text:list-item>
      </text:list>
      <text:p text:style-name="P8"># Test installation </text:p>
      <text:p text:style-name="P11">sudo docker run hello-world</text:p>
      <text:p text:style-name="P11"/>
      <text:p text:style-name="P8">2. Pulling Required Docker Images</text:p>
      <text:p text:style-name="P11"/>
      <text:p text:style-name="P8">#Ollama LLM engine</text:p>
      <text:p text:style-name="P11">sudo docker pull ollama/ollama:latest</text:p>
      <text:p text:style-name="P11"/>
      <text:p text:style-name="P8">Explanation:</text:p>
      <text:p text:style-name="P11"><text:span text:style-name="Strong_20_Emphasis">Ollama</text:span> → The container that runs LLM models like Qwen2.5 and Llama3.</text:p>
      <text:p text:style-name="P11"/>
      <text:p text:style-name="P8">3. Creating the Docker Compose File in the vs code </text:p>
      <text:p text:style-name="P8"/>
      <text:p text:style-name="P8">named : <text:s/>docker-compose.yml</text:p>
      <text:p text:style-name="P8"/>
      <text:p text:style-name="P8">code: </text:p>
      <text:p text:style-name="P8">version: “3.9”</text:p>
      <text:p text:style-name="P8">services:</text:p>
      <text:p text:style-name="P8">ollama: </text:p>
      <text:p text:style-name="P8">image: ollama/ollama:latest</text:p>
      <text:p text:style-name="P8">container_name: ollama</text:p>
      <text:p text:style-name="P8">ports:</text:p>
      <text:p text:style-name="P8">“11434:11434”</text:p>
      <text:p text:style-name="P8">volumes:</text:p>
      <text:p text:style-name="P8">ollama_data:</text:p>
      <text:p text:style-name="P8"/>
      <text:p text:style-name="P8"/>
      <text:p text:style-name="P8">Explanation:</text:p>
      <text:p text:style-name="P13"><text:span text:style-name="Strong_20_Emphasis"/></text:p>
      <text:list xml:id="list1854530791" text:style-name="L2">
        <text:list-item>
          <text:p text:style-name="P19"><text:span text:style-name="Source_20_Text">services</text:span> → Defines containers in the environment.</text:p>
        </text:list-item>
        <text:list-item>
          <text:p text:style-name="P19"><text:span text:style-name="Source_20_Text">image</text:span> → Docker image to use.</text:p>
        </text:list-item>
        <text:list-item>
          <text:p text:style-name="P19"><text:span text:style-name="Source_20_Text">container_name</text:span> → Name of the container (for easy reference).</text:p>
        </text:list-item>
        <text:list-item>
          <text:p text:style-name="P19"><text:span text:style-name="Source_20_Text">ports</text:span> → Maps container ports to host ports.</text:p>
        </text:list-item>
        <text:list-item>
          <text:p text:style-name="P19"><text:span text:style-name="Source_20_Text">volumes</text:span> → Persist data outside the container so it’s not lost on removal.</text:p>
        </text:list-item>
        <text:list-item>
          <text:p text:style-name="P19"><text:span text:style-name="Source_20_Text">restart</text:span> → Automatically restarts containers if they crash.</text:p>
        </text:list-item>
      </text:list>
      <text:p text:style-name="P12"/>
      <text:p text:style-name="P8"/>
      <text:p text:style-name="P8"/>
      <text:p text:style-name="P9">Pull the images : qwen2.5 and llama 3 inside the ollama container </text:p>
      <text:p text:style-name="P9"/>
      <text:p text:style-name="P9">then ingrate it with the User interface </text:p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3:03:18.646379584</meta:creation-date>
    <dc:date>2025-11-25T15:08:41.919387858</dc:date>
    <meta:editing-duration>PT12S</meta:editing-duration>
    <meta:editing-cycles>1</meta:editing-cycles>
    <meta:document-statistic meta:table-count="0" meta:image-count="0" meta:object-count="0" meta:page-count="3" meta:paragraph-count="54" meta:word-count="310" meta:character-count="2233" meta:non-whitespace-character-count="1957"/>
    <meta:generator>LibreOffice/7.3.7.2$Linux_X86_64 LibreOffice_project/30$Build-2</meta:generator>
  </office:meta>
</office:document-meta>
</file>